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Serial (Loca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640028" calcext:value-type="float">
            <text:p>0.640028</text:p>
          </table:table-cell>
          <table:table-cell office:value-type="float" office:value="0.610172" calcext:value-type="float">
            <text:p>0.610172</text:p>
          </table:table-cell>
          <table:table-cell office:value-type="float" office:value="0.609781" calcext:value-type="float">
            <text:p>0.609781</text:p>
          </table:table-cell>
          <table:table-cell table:formula="of:=AVERAGE([.C3:.E3])" office:value-type="float" office:value="0.619993666666667" calcext:value-type="float">
            <text:p>0.619994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.657678" calcext:value-type="float">
            <text:p>0.657678</text:p>
          </table:table-cell>
          <table:table-cell office:value-type="float" office:value="0.670037" calcext:value-type="float">
            <text:p>0.670037</text:p>
          </table:table-cell>
          <table:table-cell office:value-type="float" office:value="0.644114" calcext:value-type="float">
            <text:p>0.644114</text:p>
          </table:table-cell>
          <table:table-cell table:formula="of:=AVERAGE([.C4:.E4])" office:value-type="float" office:value="0.657276333333333" calcext:value-type="float">
            <text:p>0.657276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0.753935" calcext:value-type="float">
            <text:p>0.753935</text:p>
          </table:table-cell>
          <table:table-cell office:value-type="float" office:value="0.815434" calcext:value-type="float">
            <text:p>0.815434</text:p>
          </table:table-cell>
          <table:table-cell office:value-type="float" office:value="0.747971" calcext:value-type="float">
            <text:p>0.747971</text:p>
          </table:table-cell>
          <table:table-cell table:formula="of:=AVERAGE([.C5:.E5])" office:value-type="float" office:value="0.772446666666667" calcext:value-type="float">
            <text:p>0.772447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0.867458" calcext:value-type="float">
            <text:p>0.867458</text:p>
          </table:table-cell>
          <table:table-cell office:value-type="float" office:value="0.846664" calcext:value-type="float">
            <text:p>0.846664</text:p>
          </table:table-cell>
          <table:table-cell office:value-type="float" office:value="0.847919" calcext:value-type="float">
            <text:p>0.847919</text:p>
          </table:table-cell>
          <table:table-cell table:formula="of:=AVERAGE([.C6:.E6])" office:value-type="float" office:value="0.854013666666667" calcext:value-type="float">
            <text:p>0.854014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0.979765176773071" calcext:value-type="float">
            <text:p>0.979765</text:p>
          </table:table-cell>
          <table:table-cell office:value-type="float" office:value="0.960119962692261" calcext:value-type="float">
            <text:p>0.960120</text:p>
          </table:table-cell>
          <table:table-cell office:value-type="float" office:value="0.928398370742798" calcext:value-type="float">
            <text:p>0.928398</text:p>
          </table:table-cell>
          <table:table-cell table:formula="of:=AVERAGE([.C7:.E7])" office:value-type="float" office:value="0.95609450340271" calcext:value-type="float">
            <text:p>0.956095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1.00491237640381" calcext:value-type="float">
            <text:p>1.004912</text:p>
          </table:table-cell>
          <table:table-cell office:value-type="float" office:value="1.01261425018311" calcext:value-type="float">
            <text:p>1.012614</text:p>
          </table:table-cell>
          <table:table-cell office:value-type="float" office:value="1.01995587348938" calcext:value-type="float">
            <text:p>1.019956</text:p>
          </table:table-cell>
          <table:table-cell table:formula="of:=AVERAGE([.C8:.E8])" office:value-type="float" office:value="1.0124941666921" calcext:value-type="float">
            <text:p>1.012494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1.05798602104187" calcext:value-type="float">
            <text:p>1.057986</text:p>
          </table:table-cell>
          <table:table-cell office:value-type="float" office:value="1.06481003761292" calcext:value-type="float">
            <text:p>1.064810</text:p>
          </table:table-cell>
          <table:table-cell office:value-type="float" office:value="1.04880237579346" calcext:value-type="float">
            <text:p>1.048802</text:p>
          </table:table-cell>
          <table:table-cell table:formula="of:=AVERAGE([.C9:.E9])" office:value-type="float" office:value="1.05719947814941" calcext:value-type="float">
            <text:p>1.057199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office:value-type="float" office:value="1.26891016960144" calcext:value-type="float">
            <text:p>1.268910</text:p>
          </table:table-cell>
          <table:table-cell office:value-type="float" office:value="1.26099610328674" calcext:value-type="float">
            <text:p>1.260996</text:p>
          </table:table-cell>
          <table:table-cell office:value-type="float" office:value="1.27119207382202" calcext:value-type="float">
            <text:p>1.271192</text:p>
          </table:table-cell>
          <table:table-cell table:formula="of:=AVERAGE([.C10:.E10])" office:value-type="float" office:value="1.26703278223674" calcext:value-type="float">
            <text:p>1.267033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39445495605469" calcext:value-type="float">
            <text:p>1.394455</text:p>
          </table:table-cell>
          <table:table-cell office:value-type="float" office:value="1.39165377616882" calcext:value-type="float">
            <text:p>1.391654</text:p>
          </table:table-cell>
          <table:table-cell office:value-type="float" office:value="1.41764116287231" calcext:value-type="float">
            <text:p>1.417641</text:p>
          </table:table-cell>
          <table:table-cell table:formula="of:=AVERAGE([.C11:.E11])" office:value-type="float" office:value="1.40124996503194" calcext:value-type="float">
            <text:p>1.401250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1.37806344032288" calcext:value-type="float">
            <text:p>1.378063</text:p>
          </table:table-cell>
          <table:table-cell table:number-columns-repeated="2" office:value-type="float" office:value="1.38756108283997" calcext:value-type="float">
            <text:p>1.387561</text:p>
          </table:table-cell>
          <table:table-cell table:formula="of:=AVERAGE([.C12:.E12])" office:value-type="float" office:value="1.38439520200094" calcext:value-type="float">
            <text:p>1.384395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1.48767757415771" calcext:value-type="float">
            <text:p>1.487678</text:p>
          </table:table-cell>
          <table:table-cell office:value-type="float" office:value="1.4987416267395" calcext:value-type="float">
            <text:p>1.498742</text:p>
          </table:table-cell>
          <table:table-cell office:value-type="float" office:value="1.49944281578064" calcext:value-type="float">
            <text:p>1.499443</text:p>
          </table:table-cell>
          <table:table-cell table:formula="of:=AVERAGE([.C13:.E13])" office:value-type="float" office:value="1.49528733889262" calcext:value-type="float">
            <text:p>1.495287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office:value-type="float" office:value="1.73676061630249" calcext:value-type="float">
            <text:p>1.736761</text:p>
          </table:table-cell>
          <table:table-cell office:value-type="float" office:value="1.71667647361755" calcext:value-type="float">
            <text:p>1.716676</text:p>
          </table:table-cell>
          <table:table-cell office:value-type="float" office:value="1.69481420516968" calcext:value-type="float">
            <text:p>1.694814</text:p>
          </table:table-cell>
          <table:table-cell table:formula="of:=AVERAGE([.C14:.E14])" office:value-type="float" office:value="1.71608376502991" calcext:value-type="float">
            <text:p>1.71608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llel (Loca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493801" calcext:value-type="float">
            <text:p>0.493801</text:p>
          </table:table-cell>
          <table:table-cell office:value-type="float" office:value="0.492384" calcext:value-type="float">
            <text:p>0.492384</text:p>
          </table:table-cell>
          <table:table-cell office:value-type="float" office:value="0.503487" calcext:value-type="float">
            <text:p>0.503487</text:p>
          </table:table-cell>
          <table:table-cell table:formula="of:=AVERAGE([.C18:.E18])" office:value-type="float" office:value="0.496557333333333" calcext:value-type="float">
            <text:p>0.496557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.478617" calcext:value-type="float">
            <text:p>0.478617</text:p>
          </table:table-cell>
          <table:table-cell office:value-type="float" office:value="0.493248" calcext:value-type="float">
            <text:p>0.493248</text:p>
          </table:table-cell>
          <table:table-cell office:value-type="float" office:value="0.483093" calcext:value-type="float">
            <text:p>0.483093</text:p>
          </table:table-cell>
          <table:table-cell table:formula="of:=AVERAGE([.C19:.E19])" office:value-type="float" office:value="0.484986" calcext:value-type="float">
            <text:p>0.484986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0.591729" calcext:value-type="float">
            <text:p>0.591729</text:p>
          </table:table-cell>
          <table:table-cell office:value-type="float" office:value="0.588146686553955" calcext:value-type="float">
            <text:p>0.588147</text:p>
          </table:table-cell>
          <table:table-cell office:value-type="float" office:value="0.576632976531982" calcext:value-type="float">
            <text:p>0.576633</text:p>
          </table:table-cell>
          <table:table-cell table:formula="of:=AVERAGE([.C20:.E20])" office:value-type="float" office:value="0.585502887695312" calcext:value-type="float">
            <text:p>0.585503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0.709862232208252" calcext:value-type="float">
            <text:p>0.709862</text:p>
          </table:table-cell>
          <table:table-cell office:value-type="float" office:value="0.67545747756958" calcext:value-type="float">
            <text:p>0.675457</text:p>
          </table:table-cell>
          <table:table-cell office:value-type="float" office:value="0.693121910095215" calcext:value-type="float">
            <text:p>0.693122</text:p>
          </table:table-cell>
          <table:table-cell table:formula="of:=AVERAGE([.C21:.E21])" office:value-type="float" office:value="0.692813873291016" calcext:value-type="float">
            <text:p>0.692814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0.756384611129761" calcext:value-type="float">
            <text:p>0.756385</text:p>
          </table:table-cell>
          <table:table-cell office:value-type="float" office:value="0.786476373672485" calcext:value-type="float">
            <text:p>0.786476</text:p>
          </table:table-cell>
          <table:table-cell office:value-type="float" office:value="0.769999504089356" calcext:value-type="float">
            <text:p>0.770000</text:p>
          </table:table-cell>
          <table:table-cell table:formula="of:=AVERAGE([.C22:.E22])" office:value-type="float" office:value="0.770953496297201" calcext:value-type="float">
            <text:p>0.770953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0.726422786712647" calcext:value-type="float">
            <text:p>0.726423</text:p>
          </table:table-cell>
          <table:table-cell office:value-type="float" office:value="0.744162082672119" calcext:value-type="float">
            <text:p>0.744162</text:p>
          </table:table-cell>
          <table:table-cell office:value-type="float" office:value="0.715599775314331" calcext:value-type="float">
            <text:p>0.715600</text:p>
          </table:table-cell>
          <table:table-cell table:formula="of:=AVERAGE([.C23:.E23])" office:value-type="float" office:value="0.728728214899699" calcext:value-type="float">
            <text:p>0.728728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0.818650960922241" calcext:value-type="float">
            <text:p>0.818651</text:p>
          </table:table-cell>
          <table:table-cell office:value-type="float" office:value="0.807806491851807" calcext:value-type="float">
            <text:p>0.807806</text:p>
          </table:table-cell>
          <table:table-cell office:value-type="float" office:value="0.7403564453125" calcext:value-type="float">
            <text:p>0.740356</text:p>
          </table:table-cell>
          <table:table-cell table:formula="of:=AVERAGE([.C24:.E24])" office:value-type="float" office:value="0.788937966028849" calcext:value-type="float">
            <text:p>0.788938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office:value-type="float" office:value="1.04273986816406" calcext:value-type="float">
            <text:p>1.042740</text:p>
          </table:table-cell>
          <table:table-cell office:value-type="float" office:value="1.035724401474" calcext:value-type="float">
            <text:p>1.035724</text:p>
          </table:table-cell>
          <table:table-cell office:value-type="float" office:value="1.07179641723633" calcext:value-type="float">
            <text:p>1.071796</text:p>
          </table:table-cell>
          <table:table-cell table:formula="of:=AVERAGE([.C25:.E25])" office:value-type="float" office:value="1.0500868956248" calcext:value-type="float">
            <text:p>1.050087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0784387588501" calcext:value-type="float">
            <text:p>1.078439</text:p>
          </table:table-cell>
          <table:table-cell office:value-type="float" office:value="1.11600232124329" calcext:value-type="float">
            <text:p>1.116002</text:p>
          </table:table-cell>
          <table:table-cell office:value-type="float" office:value="1.06266903877258" calcext:value-type="float">
            <text:p>1.062669</text:p>
          </table:table-cell>
          <table:table-cell table:formula="of:=AVERAGE([.C26:.E26])" office:value-type="float" office:value="1.08570337295532" calcext:value-type="float">
            <text:p>1.085703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1.0110228061676" calcext:value-type="float">
            <text:p>1.011023</text:p>
          </table:table-cell>
          <table:table-cell office:value-type="float" office:value="1.01353764533997" calcext:value-type="float">
            <text:p>1.013538</text:p>
          </table:table-cell>
          <table:table-cell office:value-type="float" office:value="0.977766990661621" calcext:value-type="float">
            <text:p>0.977767</text:p>
          </table:table-cell>
          <table:table-cell table:formula="of:=AVERAGE([.C27:.E27])" office:value-type="float" office:value="1.0007758140564" calcext:value-type="float">
            <text:p>1.000776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1.10887002944946" calcext:value-type="float">
            <text:p>1.108870</text:p>
          </table:table-cell>
          <table:table-cell office:value-type="float" office:value="1.07147741317749" calcext:value-type="float">
            <text:p>1.071477</text:p>
          </table:table-cell>
          <table:table-cell office:value-type="float" office:value="1.07831525802612" calcext:value-type="float">
            <text:p>1.078315</text:p>
          </table:table-cell>
          <table:table-cell table:formula="of:=AVERAGE([.C28:.E28])" office:value-type="float" office:value="1.08622090021769" calcext:value-type="float">
            <text:p>1.086221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office:value-type="float" office:value="1.31877732276917" calcext:value-type="float">
            <text:p>1.318777</text:p>
          </table:table-cell>
          <table:table-cell office:value-type="float" office:value="1.38155198097229" calcext:value-type="float">
            <text:p>1.381552</text:p>
          </table:table-cell>
          <table:table-cell office:value-type="float" office:value="1.32239198684692" calcext:value-type="float">
            <text:p>1.322392</text:p>
          </table:table-cell>
          <table:table-cell table:formula="of:=AVERAGE([.C29:.E29])" office:value-type="float" office:value="1.34090709686279" calcext:value-type="float">
            <text:p>1.34090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llel (Mult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C33:.E3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C34:.E3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35:.E3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36:.E3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C37:.E3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C38:.E38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39:.E39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40:.E40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C41:.E41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C42:.E42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43:.E4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44:.E4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01:10:04.722860187</meta:creation-date>
    <dc:date>2024-05-30T02:52:51.468488636</dc:date>
    <meta:editing-duration>PT1H42M19S</meta:editing-duration>
    <meta:editing-cycles>60</meta:editing-cycles>
    <meta:generator>LibreOffice/7.3.7.2$Linux_X86_64 LibreOffice_project/30$Build-2</meta:generator>
    <meta:document-statistic meta:table-count="1" meta:cell-count="201" meta:object-count="0"/>
  </office:meta>
</office:document-meta>
</file>